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fo:background-color="#ffffff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>
      <style:text-properties style:font-name="Arial" fo:background-color="#ffffff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/text:p>
      <text:p text:style-name="P1">A) call from a method</text:p>
      <text:p text:style-name="P1">B) No ouput at console</text:p>
      <text:p text:style-name="P1">C) Compilation fails</text:p>
      <text:p text:style-name="P1">D) <text:span text:style-name="T4">Exception is thrown at Runtime</text:span></text:p>
      <text:p text:style-name="P1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int m(){}</text:p>
      <text:p text:style-name="P7"><text:soft-page-break/>B) int m(){}</text:p>
      <text:p text:style-name="P7">int MyInterface.m(){}</text:p>
      <text:p text:style-name="P1">C) int m(){}</text:p>
      <text:p text:style-name="P1">D) None of the above</text:p>
      <text:p text:style-name="P1"/>
      <text:p text:style-name="P1"/>
      <text:p text:style-name="P2">3. What is the output for the below code ?</text:p>
      <text:p text:style-name="P5">public interface TestInf {</text:p>
      <text:p text:style-name="P5">int i =10;</text:p>
      <text:p text:style-name="P2"><text:span text:style-name="T7">}public </text:span>class Test {</text:p>
      <text:p text:style-name="P2">public static void main(String... args) {</text:p>
      <text:p text:style-name="P2">TestInf.i=12;</text:p>
      <text:p text:style-name="P2">System.out.println(TestInf.i);</text:p>
      <text:p text:style-name="P2">}</text:p>
      <text:p text:style-name="P2">}</text:p>
      <text:p text:style-name="P1">A) 10</text:p>
      <text:p text:style-name="P7">B) 12</text:p>
      <text:p text:style-name="P7">C) compile time error</text:p>
      <text:p text:style-name="P7">D) run time error</text:p>
      <text:p text:style-name="P7"/>
      <text:p text:style-name="P1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<text:span text:style-name="T4">class Man { private Dog bestFriend; }</text:span></text:p>
      <text:p text:style-name="P1">E) class Man { private Dog&lt;bestFriend&gt;; }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20. class Animal {} ...</text:p>
      <text:p text:style-name="P2"><text:soft-page-break/>30. class Dog extends Animal {</text:p>
      <text:p text:style-name="P2">31. Tail tail; 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 Cat is-a Jumper</text:p>
      <text:p text:style-name="P2">C. Dog is-a Animal</text:p>
      <text:p text:style-name="P2">D. Dog is-a Jumper</text:p>
      <text:p text:style-name="P2">E. Cat has-a Animal</text:p>
      <text:p text:style-name="P2">F. Beagle has-a Tail</text:p>
      <text:p text:style-name="P2">G. Beagle has-a Jumper</text:p>
      <text:p text:style-name="P2"/>
      <text:p text:style-name="P1">A) A,B,D</text:p>
      <text:p text:style-name="P1">B) AF,G</text:p>
      <text:p text:style-name="P1">C) B,F,G</text:p>
      <text:p text:style-name="P1">D) B,C,F</text:p>
      <text:p text:style-name="P1">E) E,F,G</text:p>
      <text:p text:style-name="P1"/>
      <text:p text:style-name="P2">6.What will be the output</text:p>
      <text:p text:style-name="P2"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{</text:p>
      <text:p text:style-name="P2">SOP(Exception);</text:p>
      <text:p text:style-name="P2">}</text:p>
      <text:p text:style-name="P2"><text:soft-page-break/>Finally{</text:p>
      <text:p text:style-name="P2">SOP(“finally”)</text:p>
      <text:p text:style-name="P2">}</text:p>
      <text:p text:style-name="P2">}</text:p>
      <text:p text:style-name="P1">a)error</text:p>
      <text:p text:style-name="P1">b)compile successfully</text:p>
      <text:p text:style-name="P1">c)compile time error with finally will work.</text:p>
      <text:p text:style-name="P1"/>
      <text:p text:style-name="P1"/>
      <text:p text:style-name="P2">7. Determine the output</text:p>
      <text:p text:style-name="P2"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/text:p>
      <text:p text:style-name="P1">a)<text:span text:style-name="T4"> World</text:span></text:p>
      <text:p text:style-name="P1">b)Hello World</text:p>
      <text:p text:style-name="P1">c)Hello</text:p>
      <text:p text:style-name="P1">d)none of the above</text:p>
      <text:p text:style-name="P1"/>
      <text:p text:style-name="P1"/>
      <text:p text:style-name="P2">8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<text:soft-page-break/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/text:p>
      <text:p text:style-name="P2">}</text:p>
      <text:p text:style-name="P1">a) A</text:p>
      <text:p text:style-name="P1">b<text:span text:style-name="T4">) B</text:span></text:p>
      <text:p text:style-name="P1">c) Compilation Errord) Runtime Error</text:p>
      <text:p text:style-name="P1"/>
      <text:p text:style-name="P1"/>
      <text:p text:style-name="P2">9. Which of these handles the exception when no catch is used?</text:p>
      <text:p text:style-name="P2">a. Default handler</text:p>
      <text:p text:style-name="P2">b. Finally</text:p>
      <text:p text:style-name="P2">c. Throw handler</text:p>
      <text:p text:style-name="P2">d. Java run time system</text:p>
      <text:p text:style-name="P2">5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}</text:p>
      <text:p text:style-name="P2">}</text:p>
      <text:p text:style-name="P2"><text:soft-page-break/>}</text:p>
      <text:p text:style-name="P1">a) A</text:p>
      <text:p text:style-name="P1">b) B</text:p>
      <text:p text:style-name="P1">c) AC</text:p>
      <text:p text:style-name="P1">d) BC</text:p>
      <text:p text:style-name="P1"/>
      <text:p text:style-name="P1"/>
      <text:p text:style-name="P2">10. Determine the output</text:p>
      <text:p text:style-name="P2">class exception_handling {</text:p>
      <text:p text:style-name="P2"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c[8] = 9;</text:p>
      <text:p text:style-name="P2">}</text:p>
      <text:p text:style-name="P2">}</text:p>
      <text:p text:style-name="P2">catch (ArrayIndexOutOfBoundException e) {System.out.println("TypeA");</text:p>
      <text:p text:style-name="P2">}</text:p>
      <text:p text:style-name="P2">catch (ArithmeticException e) {</text:p>
      <text:p text:style-name="P2">System.out.println("TypeB");</text:p>
      <text:p text:style-name="P2">}}}}</text:p>
      <text:p text:style-name="P1">a) TypeA</text:p>
      <text:p text:style-name="P1">b) TypeB</text:p>
      <text:p text:style-name="P1">c) 0TypeA</text:p>
      <text:p text:style-name="P1"/>
      <text:p text:style-name="P1"/>
      <text:p text:style-name="P2"><text:soft-page-break/>11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<text:span text:style-name="T4">Infinity</text:span></text:p>
      <text:p text:style-name="P1">D) Exception Error</text:p>
      <text:p text:style-name="P1"/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">E) <text:span text:style-name="T4">E</text:span></text:p>
      <text:p text:style-name="P1"/>
      <text:p text:style-name="P1"/>
      <text:p text:style-name="P2"><text:soft-page-break/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1">C) Catch block</text:p>
      <text:p text:style-name="P1">D) Infinity</text:p>
      <text:p text:style-name="P1"/>
      <text:p text:style-name="P1"/>
      <text:p text:style-name="P2">14. In multiple catch clause which of the following statements are valid?</text:p>
      <text:p text:style-name="P1">A)<text:span text:style-name="T4"> Super class block will execute first</text:span>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5. 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<text:soft-page-break/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2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"/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2">C. It solves all the thread-safety issues</text:p>
      <text:p text:style-name="P1">A) A</text:p>
      <text:p text:style-name="P1">B) B</text:p>
      <text:p text:style-name="P1">C) <text:span text:style-name="T4">C</text:span></text:p>
      <text:p text:style-name="P7"/>
      <text:p text:style-name="P1"/>
      <text:p text:style-name="P2">17. What will be the output of the program?</text:p>
      <text:p text:style-name="P2">public class Animal</text:p>
      <text:p text:style-name="P2"><text:soft-page-break/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/text:p>
      <text:p text:style-name="P1">A) null</text:p>
      <text:p text:style-name="P1">B) theDogs</text:p>
      <text:p text:style-name="P1">C) Compilation fails</text:p>
      <text:p text:style-name="P1">D) An exception is thrown at runtime</text:p>
      <text:p text:style-name="P1"/>
      <text:p text:style-name="P1"/>
      <text:p text:style-name="P1"/>
      <text:p text:style-name="P2">18. What will be the output of the below code</text:p>
      <text:p text:style-name="P2"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/text:p>
      <text:p text:style-name="P1">A) 1</text:p>
      <text:p text:style-name="P1">B) 2</text:p>
      <text:p text:style-name="P1">C) compile time error</text:p>
      <text:p text:style-name="P1">D) run time error</text:p>
      <text:p text:style-name="P1"><text:soft-page-break/></text:p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public static void main(String[] args) {</text:p>
      <text:p text:style-name="P2">String s1 = "abc";</text:p>
      <text:p text:style-name="P2">String s2 = "def";</text:p>
      <text:p text:style-name="P2">String s3 = s1.concat(s2.toUpperCase());</text:p>
      <text:p text:style-name="P2">System.out.println(s1+s2+s3);</text:p>
      <text:p text:style-name="P2">}</text:p>
      <text:p text:style-name="P2">}</text:p>
      <text:p text:style-name="P1">A) abcDEF</text:p>
      <text:p text:style-name="P1">B) abcdefabcdef</text:p>
      <text:p text:style-name="P1">C) abcdefDEF</text:p>
      <text:p text:style-name="P1">D) <text:span text:style-name="T4">abcdefabcDEF</text:span></text:p>
      <text:p text:style-name="P1"/>
      <text:p text:style-name="P1"/>
      <text:p text:style-name="P1"/>
      <text:p text:style-name="P2">20. What is the ouput of the program?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/text:p>
      <text:p text:style-name="P1">A) 6 9 6 7</text:p>
      <text:p text:style-name="P1">B) <text:span text:style-name="T4">6 9 6 4</text:span></text:p>
      <text:p text:style-name="P1">C) 5 9 6 4</text:p>
      <text:p text:style-name="P1">D) 5 9 5 4</text:p>
      <text:p text:style-name="P1"/>
      <text:p text:style-name="P1"/>
      <text:p text:style-name="P2">21. What is the ouput of the below code:class Test</text:p>
      <text:p text:style-name="P2"><text:soft-page-break/>{</text:p>
      <text:p text:style-name="P2">public static void main(String[] s)</text:p>
      <text:p text:style-name="P2">{</text:p>
      <text:p text:style-name="P2">String s1="Hello",s2="World";</text:p>
      <text:p text:style-name="P2">System.out.println(s1+s2);</text:p>
      <text:p text:style-name="P2">System.out.println(s1.concat(s2));</text:p>
      <text:p text:style-name="P2">}</text:p>
      <text:p text:style-name="P2">}</text:p>
      <text:p text:style-name="P1">A) HelloWorld</text:p>
      <text:p text:style-name="P1">B) <text:span text:style-name="T4">HelloWorld</text:span></text:p>
      <text:p text:style-name="P7">HelloWorld</text:p>
      <text:p text:style-name="P1">C) Compilation fails</text:p>
      <text:p text:style-name="P1">D) Runtime error</text:p>
      <text:p text:style-name="P1"/>
      <text:p text:style-name="P1"/>
      <text:p text:style-name="P1"/>
      <text:p text:style-name="P1"/>
      <text:p text:style-name="P2">22. What is the output of the below code,</text:p>
      <text:p text:style-name="P2">public class Test {</text:p>
      <text:p text:style-name="P2">public static void main(String[] args) {</text:p>
      <text:p text:style-name="P2">System.out.println("String "+new Integer("4")+5);</text:p>
      <text:p text:style-name="P2">} }</text:p>
      <text:p text:style-name="P1">A) String 9</text:p>
      <text:p text:style-name="P1">B) String 45</text:p>
      <text:p text:style-name="P1">C) <text:span text:style-name="T4">compilation error</text:span></text:p>
      <text:p text:style-name="P1">D) run time error</text:p>
      <text:p text:style-name="P1"/>
      <text:p text:style-name="P1"/>
      <text:p text:style-name="P2">23. What will be the output of the below code:</text:p>
      <text:p text:style-name="P2">if( "Welcome".trim() == "Welcome".trim() )</text:p>
      <text:p text:style-name="P2">System.out.println("Equal");</text:p>
      <text:p text:style-name="P2">else</text:p>
      <text:p text:style-name="P2"><text:soft-page-break/>System.out.println("Not Equal");</text:p>
      <text:p text:style-name="P1">A) <text:span text:style-name="T4">compile and display “Equal”</text:span></text:p>
      <text:p text:style-name="P1">B) compile and display “Not Equal”</text:p>
      <text:p text:style-name="P1">C) cause a compiler error</text:p>
      <text:p text:style-name="P1">D) compile and display NULL</text:p>
      <text:p text:style-name="P1"/>
      <text:p text:style-name="P1"/>
      <text:p text:style-name="P2">24.Which are the legal Stirng operationsA) s3= s1+s2;</text:p>
      <text:p text:style-name="P2">B) s3= s1-s2;</text:p>
      <text:p text:style-name="P2">C) s3= s1&amp;s2;</text:p>
      <text:p text:style-name="P2">D) s3= s1&amp;&amp;s2;</text:p>
      <text:p text:style-name="P1">A) <text:span text:style-name="T4">A</text:span></text:p>
      <text:p text:style-name="P8">B) B</text:p>
      <text:p text:style-name="P1">C) C</text:p>
      <text:p text:style-name="P1">D) D</text:p>
      <text:p text:style-name="P1"/>
      <text:p text:style-name="P2">25. What is the output of the below code</text:p>
      <text:p text:style-name="P2">class Test{</text:p>
      <text:p text:style-name="P2">public static void main(String[] args) {</text:p>
      <text:p text:style-name="P2">System.out.println(5.45+"3,2");</text:p>
      <text:p text:style-name="P2">}</text:p>
      <text:p text:style-name="P2">}</text:p>
      <text:p text:style-name="P1">A) 5</text:p>
      <text:p text:style-name="P1">B) 5.4</text:p>
      <text:p text:style-name="P1">C) <text:span text:style-name="T4">5.453,2</text:span></text:p>
      <text:p text:style-name="P1">D) Compilation Fai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22:23:03.432419649</dc:date>
    <meta:editing-duration>PT4M24S</meta:editing-duration>
    <meta:editing-cycles>1</meta:editing-cycles>
    <meta:document-statistic meta:table-count="0" meta:image-count="0" meta:object-count="0" meta:page-count="13" meta:paragraph-count="359" meta:word-count="1222" meta:character-count="6994" meta:non-whitespace-character-count="6131"/>
  </office:meta>
</office:document-meta>
</file>